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 style:master-page-name="Standard">
      <style:paragraph-properties style:page-number="1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ceb5" officeooo:paragraph-rsid="0010c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40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9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0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3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40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3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40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3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4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39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40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39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39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39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40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39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40" office:value-type="string">
            <text:p text:style-name="P1">Work on the Goal outlines and story flowchart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9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40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6">Maione</text:p>
          </table:table-cell>
          <table:table-cell table:style-name="Changelog.B3" office:value-type="date" office:date-value="2018-11-25">
            <text:p text:style-name="P6">25/11/2018</text:p>
          </table:table-cell>
          <table:table-cell table:style-name="Changelog.C39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5T20:25:22.734000000</dc:date>
    <meta:editing-duration>PT20M40S</meta:editing-duration>
    <meta:editing-cycles>16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1" meta:paragraph-count="102" meta:word-count="221" meta:character-count="1589" meta:non-whitespace-character-count="1470"/>
    <meta:template xlink:type="simple" xlink:actuate="onRequest" xlink:title="" xlink:href="../MasterGameDesignDocument.odm" meta:date="2018-11-25T20:23:46.265000000"/>
  </office:meta>
</office:document-meta>
</file>